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101cm"/>
    </style:style>
    <style:style style:name="gr3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14cm"/>
    </style:style>
    <style:style style:name="ro2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text-align="center" fo:border="0.05cm solid #000000"/>
    </style:style>
    <style:style style:name="ce2" style:family="table-cell">
      <style:graphic-properties draw:fill="none" style:repeat="repeat"/>
      <style:paragraph-properties fo:border="none"/>
    </style:style>
    <style:style style:name="ce3" style:family="table-cell">
      <style:graphic-properties draw:fill="none" style:repeat="repeat"/>
      <style:paragraph-properties fo:text-align="center" fo:border="none"/>
      <style:text-properties fo:font-family="'Courier 10 Pitch'" style:font-pitch="fixed"/>
    </style:style>
    <style:style style:name="P1" style:family="paragraph">
      <style:paragraph-properties fo:text-align="center"/>
    </style:style>
    <style:style style:name="T1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4.098cm" svg:height="0.971cm" svg:x="8.036cm" svg:y="7.5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4</text:p>
              </table:table-cell>
              <table:table-cell>
                <text:p text:style-name="P1">27</text:p>
              </table:table-cell>
              <table:table-cell>
                <text:p text:style-name="P1">8</text:p>
              </table:table-cell>
              <table:table-cell>
                <text:p text:style-name="P1">-5</text:p>
              </table:table-cell>
              <table:table-cell>
                <text:p text:style-name="P1">-9</text:p>
              </table:table-cell>
              <table:table-cell>
                <text:p text:style-name="P1">45</text:p>
              </table:table-cell>
              <table:table-cell>
                <text:p text:style-name="P1">-7</text:p>
              </table:table-cell>
              <table:table-cell>
                <text:p text:style-name="P1">4</text:p>
              </table:table-cell>
              <table:table-cell>
                <text:p text:style-name="P1">13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3.677cm" svg:height="0.962cm" svg:x="13.129cm" svg:y="10.538cm">
          <draw:text-box>
            <text:p>ELEMENTI</text:p>
          </draw:text-box>
        </draw:frame>
        <draw:frame draw:style-name="standard" draw:layer="layout" svg:width="14.098cm" svg:height="0.971cm" svg:x="3.571cm" svg:y="14.7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97cm" svg:x="7.739cm" svg:y="6.0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.407cm" svg:height="1cm" svg:x="13.399cm" svg:y="3.5cm">
          <draw:text-box>
            <text:p>INDICI</text:p>
          </draw:text-box>
        </draw:frame>
        <draw:line draw:style-name="gr3" draw:text-style-name="P1" draw:layer="layout" svg:x1="13.282cm" svg:y1="4.089cm" svg:x2="8.739cm" svg:y2="6.253cm">
          <text:p/>
        </draw:line>
        <draw:frame draw:style-name="gr1" draw:layer="layout" svg:width="4.092cm" svg:height="0.962cm" svg:x="3.408cm" svg:y="7.5cm">
          <draw:text-box>
            <text:p>VETTORE V</text:p>
          </draw:text-box>
        </draw:frame>
        <draw:line draw:style-name="gr3" draw:text-style-name="P1" draw:layer="layout" svg:x1="13.5cm" svg:y1="4.231cm" svg:x2="9.968cm" svg:y2="6.2cm">
          <text:p/>
        </draw:line>
        <draw:line draw:style-name="gr3" draw:text-style-name="P1" draw:layer="layout" svg:x1="13.763cm" svg:y1="4.463cm" svg:x2="11.465cm" svg:y2="6.28cm">
          <text:p/>
        </draw:line>
        <draw:line draw:style-name="gr3" draw:text-style-name="P1" draw:layer="layout" svg:x1="15.794cm" svg:y1="4.222cm" svg:x2="20.792cm" svg:y2="6.2cm">
          <text:p/>
        </draw:line>
        <draw:line draw:style-name="gr3" draw:text-style-name="P1" draw:layer="layout" svg:x1="15.714cm" svg:y1="4.463cm" svg:x2="19.349cm" svg:y2="6.12cm">
          <text:p/>
        </draw:line>
        <draw:frame draw:style-name="gr2" draw:layer="layout" svg:width="2.407cm" svg:height="1cm" svg:x="13.828cm" svg:y="4.97cm">
          <draw:text-box>
            <text:p>. <text:s/>. <text:s/>. <text:s/>. </text:p>
          </draw:text-box>
        </draw:frame>
        <draw:frame draw:style-name="gr2" draw:layer="layout" svg:width="2.407cm" svg:height="1cm" svg:x="14.043cm" svg:y="8.872cm">
          <draw:text-box>
            <text:p>. <text:s/>. <text:s/>. <text:s/>. </text:p>
          </draw:text-box>
        </draw:frame>
        <draw:line draw:style-name="gr3" draw:text-style-name="P1" draw:layer="layout" svg:x1="12.935cm" svg:y1="10.824cm" svg:x2="8.9cm" svg:y2="8.633cm">
          <text:p/>
        </draw:line>
        <draw:line draw:style-name="gr3" draw:text-style-name="P1" draw:layer="layout" svg:x1="13.149cm" svg:y1="10.503cm" svg:x2="10.129cm" svg:y2="8.686cm">
          <text:p/>
        </draw:line>
        <draw:line draw:style-name="gr3" draw:text-style-name="P1" draw:layer="layout" svg:x1="13.924cm" svg:y1="10.423cm" svg:x2="11.626cm" svg:y2="8.606cm">
          <text:p/>
        </draw:line>
        <draw:line draw:style-name="gr3" draw:text-style-name="P1" draw:layer="layout" svg:x1="16.676cm" svg:y1="10.743cm" svg:x2="20.953cm" svg:y2="8.686cm">
          <text:p/>
        </draw:line>
        <draw:line draw:style-name="gr3" draw:text-style-name="P1" draw:layer="layout" svg:x1="16.382cm" svg:y1="10.503cm" svg:x2="19.51cm" svg:y2="8.7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8-06T22:12:03</meta:creation-date>
    <dc:date>2011-10-08T14:40:50</dc:date>
    <dc:creator>Alessandro Bugatti</dc:creator>
    <meta:editing-duration>PT00H35M52S</meta:editing-duration>
    <meta:editing-cycles>7</meta:editing-cycles>
    <meta:generator>OpenOffice.org/3.1$Linux OpenOffice.org_project/310m19$Build-9420</meta:generator>
    <meta:document-statistic meta:object-count="18"/>
  </office:meta>
</office:document-meta>
</file>